
<file path=META-INF/manifest.xml><?xml version="1.0" encoding="utf-8"?>
<manifest:manifes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manifest>
</file>

<file path=content.xml><?xml version="1.0" encoding="utf-8"?>
<office:document-conten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office:font-face-decls>
  <office:automatic-styles>
    <text:list-style style:name="UnorderedList-ul" style:display-name="Un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UnorderedList-ol" style:display-name="Un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eredList-ul" style:display-name="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OrderedList-ol" style:display-name="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style:style style:family="paragraph" style:name="normal" style:display-name="normal">
      <style:paragraph-properties fo:margin-right="0pt" style:line-spacing="2pt" fo:margin-top="0pt" fo:text-align="left" fo:orphans="0" fo:margin-left="0pt" fo:margin-bottom="0pt" fo:padding="0ptpt" fo:text-indent="0pt" fo:widows="1"/>
      <style:text-properties fo:color="#000000" style:font-name="Arial" fo:text-transform="None" fo:font-size="10.0"/>
    </style:style>
    <style:style style:family="paragraph" style:name="spaced" style:display-name="spaced">
      <style:paragraph-properties fo:margin-right="0pt" style:line-spacing="2pt" fo:margin-top="12pt" fo:text-align="left" fo:orphans="0" fo:margin-left="0pt" fo:margin-bottom="12pt" fo:padding="0ptpt" fo:text-indent="0pt" fo:widows="1"/>
      <style:text-properties fo:color="#000000" style:font-name="Arial" fo:text-transform="None" fo:font-size="10.0"/>
    </style:style>
  </office:automatic-styles>
  <office:body>
    <office:text text:use-soft-page-breaks="true">
      <text:p text:style-name="normal"><text:span text:style-name="T1">Hello World. This is a normal paragraph. Blah </text:span><text:span text:style-name="T2">IPO</text:span><text:span text:style-name="T3"> blah blah blah blah growth forecast blah
blah blah forecast blah.Blah blah blah blah blah blah blah blah blah blah blah profit blah blah blah blah blah
blah blah blah blah blah IPO.Blah blah blah blah blah blah blah reengineering blah growth blah blah blah
proactive direction strategic blah blah blah forward-thinking blah.Blah blah doubletalk blah blah blah blah
blah profit blah blah growth blah blah blah blah blah profit.Blah blah blah blah venture capital blah blah blah
blah blah forward-thinking blah. Here are some common characters &amp;#x92; = � </text:span></text:p>
      <text:p text:style-name="normal"><text:span text:style-name="T4">This is another normal paragraph. Blah IPO blah blah blah blah growth forecast blah
blah blah forecast blah.Blah blah blah blah blah blah blah blah blah blah blah profit blah blah blah blah blah
blah blah blah blah blah IPO.Blah blah blah blah blah blah blah reengineering blah growth blah blah blah
proactive direction strategic blah blah blah forward-thinking blah.Blah blah doubletalk blah blah blah blah
blah profit blah blah growth blah blah blah blah blah profit.Blah blah blah blah venture capital blah blah blah
blah blah forward-thinking blah. </text:span></text:p>
      <text:p text:style-name="normal"><text:span text:style-name="T5">I should NOT have a tiny leading space in front of me! </text:span></text:p>
      <text:p text:style-name="spaced"><text:span text:style-name="T6">This is spaced. There should be 12 points before and after.</text:span></text:p>
      <text:p text:style-name="normal"><text:span text:style-name="T7">Hello World. This is a normal paragraph. Blah IPO blah blah blah blah growth forecast blah
blah blah forecast blah.Blah blah blah blah blah blah blah blah blah blah blah profit blah blah blah blah blah
blah blah blah blah blah IPO.Blah blah blah blah blah blah blah reengineering blah growth blah blah blah
proactive direction strategic blah blah blah forward-thinking blah.Blah blah doubletalk blah blah blah blah
blah profit blah blah growth blah blah blah blah blah profit.Blah blah blah blah venture capital blah blah blah
blah blah forward-thinking blah. </text:span></text:p>
    </office:text>
  </office:body>
</office:document-content>
</file>

<file path=styles.xml><?xml version="1.0" encoding="utf-8"?>
<office:document-styles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office:font-face-decls>
  <office:styles>
    <style:style style:family="text" style:name="T1" style:display-name="T1">
      <style:text-properties/>
    </style:style>
    <style:style style:family="text" style:name="T2" style:display-name="T2">
      <style:text-properties fo:color="#ff0000"/>
    </style:style>
    <style:style style:family="text" style:name="T3" style:display-name="T3">
      <style:text-properties/>
    </style:style>
    <style:style style:family="text" style:name="T4" style:display-name="T4">
      <style:text-properties/>
    </style:style>
    <style:style style:family="text" style:name="T5" style:display-name="T5">
      <style:text-properties/>
    </style:style>
    <style:style style:family="text" style:name="T6" style:display-name="T6">
      <style:text-properties/>
    </style:style>
    <style:style style:family="text" style:name="T7" style:display-name="T7">
      <style:text-properties/>
    </style:style>
  </office:styles>
  <office:automatic-styles>
    <style:page-layout style:name="Mpm1">
      <style:page-layout-properties fo:margin-right="0pt" fo:border="3pt" fo:margin-top="0pt" fo:page-width="612.0pt" fo:margin-left="72.0pt" fo:page-height="792.0pt" fo:margin-bottom="0pt"/>
    </style:page-layout>
  </office:automatic-styles>
  <office:master-styles>
    <style:master-page style:name="main" style:page-layout-name="Mpm1" style:display-name="main"/>
    <style:master-page style:name="Standard" style:page-layout-name="Mpm1" style:display-name="Standard"/>
  </office:master-styles>
</office:document-styles>
</file>

<file path=meta.xml><?xml version="1.0" encoding="utf-8"?>
<office:document-meta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office:version="1.2">
  <office:meta>
    <meta:generator>ODFPY/1.4.0</meta:generator>
  </office:meta>
</office:document-meta>
</file>